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514f5"/>
    </style:style>
    <style:style style:name="P14" style:family="paragraph" style:parent-style-name="Text_20_body">
      <style:text-properties officeooo:rsid="003514f5" officeooo:paragraph-rsid="0038d088"/>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36d419" officeooo:paragraph-rsid="00c2e138"/>
    </style:style>
    <style:style style:name="P44" style:family="paragraph" style:parent-style-name="Text_20_body">
      <style:text-properties officeooo:rsid="004ad96a" officeooo:paragraph-rsid="00c3b299"/>
    </style:style>
    <style:style style:name="P45" style:family="paragraph" style:parent-style-name="Text_20_body">
      <style:text-properties officeooo:rsid="00538f30" officeooo:paragraph-rsid="00c3b299"/>
    </style:style>
    <style:style style:name="P46" style:family="paragraph" style:parent-style-name="Text_20_body">
      <style:text-properties officeooo:rsid="004a66b7" officeooo:paragraph-rsid="00c3b299"/>
    </style:style>
    <style:style style:name="P47" style:family="paragraph" style:parent-style-name="Text_20_body">
      <style:text-properties officeooo:rsid="004ec5f5" officeooo:paragraph-rsid="00c3b299"/>
    </style:style>
    <style:style style:name="P48" style:family="paragraph" style:parent-style-name="Text_20_body">
      <style:text-properties officeooo:rsid="0050edba" officeooo:paragraph-rsid="00c3b299"/>
    </style:style>
    <style:style style:name="P49" style:family="paragraph" style:parent-style-name="Text_20_body">
      <style:text-properties officeooo:rsid="004b95fb" officeooo:paragraph-rsid="00c3b299"/>
    </style:style>
    <style:style style:name="P50" style:family="paragraph" style:parent-style-name="Text_20_body">
      <style:text-properties officeooo:rsid="004b95fb" officeooo:paragraph-rsid="00c48275"/>
    </style:style>
    <style:style style:name="P51" style:family="paragraph" style:parent-style-name="Text_20_body">
      <style:text-properties officeooo:rsid="004f93fd" officeooo:paragraph-rsid="00c48275"/>
    </style:style>
    <style:style style:name="P52" style:family="paragraph" style:parent-style-name="Text_20_body">
      <style:text-properties officeooo:rsid="0049f6e0" officeooo:paragraph-rsid="00c48275"/>
    </style:style>
    <style:style style:name="P53" style:family="paragraph" style:parent-style-name="Text_20_body">
      <style:text-properties officeooo:rsid="004a8b33" officeooo:paragraph-rsid="00c48275"/>
    </style:style>
    <style:style style:name="P54" style:family="paragraph" style:parent-style-name="Text_20_body">
      <style:text-properties officeooo:rsid="005eca41" officeooo:paragraph-rsid="005eca41"/>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5eca41" fo:background-color="#dddddd" loext:char-shading-value="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65bac7" style:font-weight-asian="normal" style:font-weight-complex="normal"/>
    </style:style>
    <style:style style:name="T26" style:family="text">
      <style:text-properties fo:font-weight="normal" officeooo:rsid="008faae1" style:font-weight-asian="normal" style:font-weight-complex="normal"/>
    </style:style>
    <style:style style:name="T27" style:family="text">
      <style:text-properties style:font-name="Ubuntu Mono" fo:background-color="#dddddd" loext:char-shading-value="0"/>
    </style:style>
    <style:style style:name="T28" style:family="text">
      <style:text-properties style:font-name="Ubuntu Mono" officeooo:rsid="00543f5d" fo:background-color="#dddddd" loext:char-shading-value="0"/>
    </style:style>
    <style:style style:name="T29" style:family="text">
      <style:text-properties style:font-name="Ubuntu Mono" officeooo:rsid="005e376a" fo:background-color="#dddddd" loext:char-shading-value="0"/>
    </style:style>
    <style:style style:name="T30" style:family="text">
      <style:text-properties style:font-name="Ubuntu Mono" officeooo:rsid="0065f20b" fo:background-color="#dddddd" loext:char-shading-value="0"/>
    </style:style>
    <style:style style:name="T31" style:family="text">
      <style:text-properties style:font-name="Ubuntu Mono" officeooo:rsid="00d925fe" fo:background-color="#dddddd" loext:char-shading-value="0"/>
    </style:style>
    <style:style style:name="T32" style:family="text">
      <style:text-properties style:font-name="Ubuntu Mono" officeooo:rsid="0065bac7" fo:background-color="#cccccc" loext:char-shading-value="0"/>
    </style:style>
    <style:style style:name="T33" style:family="text">
      <style:text-properties style:font-name="Ubuntu Mono" officeooo:rsid="007f7ca4" fo:background-color="#cccccc" loext:char-shading-value="0"/>
    </style:style>
    <style:style style:name="T34" style:family="text">
      <style:text-properties style:font-name="Ubuntu Mono" officeooo:rsid="00698848" fo:background-color="#cccccc" loext:char-shading-value="0"/>
    </style:style>
    <style:style style:name="T35" style:family="text">
      <style:text-properties style:font-name="Ubuntu Mono" officeooo:rsid="00813447" fo:background-color="#cccccc" loext:char-shading-value="0"/>
    </style:style>
    <style:style style:name="T36" style:family="text">
      <style:text-properties style:font-name="Ubuntu Mono" officeooo:rsid="0082f803" fo:background-color="#cccccc" loext:char-shading-value="0"/>
    </style:style>
    <style:style style:name="T37" style:family="text">
      <style:text-properties style:font-name="Ubuntu Mono" officeooo:rsid="0084cb6b" fo:background-color="#cccccc" loext:char-shading-value="0"/>
    </style:style>
    <style:style style:name="T38" style:family="text">
      <style:text-properties style:font-name="Ubuntu Mono" officeooo:rsid="00aec61d" fo:background-color="#cccccc" loext:char-shading-value="0"/>
    </style:style>
    <style:style style:name="T39" style:family="text">
      <style:text-properties fo:background-color="#dddddd" loext:char-shading-value="0"/>
    </style:style>
    <style:style style:name="T40" style:family="text">
      <style:text-properties officeooo:rsid="005eca41" fo:background-color="#dddddd" loext:char-shading-value="0"/>
    </style:style>
    <style:style style:name="T41" style:family="text">
      <style:text-properties officeooo:rsid="007cf418" fo:background-color="#dddddd" loext:char-shading-value="0"/>
    </style:style>
    <style:style style:name="T42" style:family="text">
      <style:text-properties officeooo:rsid="0022976d"/>
    </style:style>
    <style:style style:name="T43" style:family="text">
      <style:text-properties officeooo:rsid="0024040f"/>
    </style:style>
    <style:style style:name="T44" style:family="text">
      <style:text-properties officeooo:rsid="00274b96"/>
    </style:style>
    <style:style style:name="T45" style:family="text">
      <style:text-properties officeooo:rsid="00279cd8"/>
    </style:style>
    <style:style style:name="T46" style:family="text">
      <style:text-properties officeooo:rsid="00283c12"/>
    </style:style>
    <style:style style:name="T47" style:family="text">
      <style:text-properties officeooo:rsid="002c5607"/>
    </style:style>
    <style:style style:name="T48" style:family="text">
      <style:text-properties officeooo:rsid="002dcceb"/>
    </style:style>
    <style:style style:name="T49" style:family="text">
      <style:text-properties officeooo:rsid="002f5086"/>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53c004"/>
    </style:style>
    <style:style style:name="T52" style:family="text">
      <style:text-properties style:text-underline-style="solid" style:text-underline-width="auto" style:text-underline-color="font-color" officeooo:rsid="005b605e"/>
    </style:style>
    <style:style style:name="T53" style:family="text">
      <style:text-properties style:text-underline-style="solid" style:text-underline-width="auto" style:text-underline-color="font-color" officeooo:rsid="0060af6a"/>
    </style:style>
    <style:style style:name="T54" style:family="text">
      <style:text-properties style:text-underline-style="solid" style:text-underline-width="auto" style:text-underline-color="font-color" officeooo:rsid="00698848"/>
    </style:style>
    <style:style style:name="T55" style:family="text">
      <style:text-properties style:text-underline-style="solid" style:text-underline-width="auto" style:text-underline-color="font-color" officeooo:rsid="006c68a0"/>
    </style:style>
    <style:style style:name="T56" style:family="text">
      <style:text-properties style:text-underline-style="solid" style:text-underline-width="auto" style:text-underline-color="font-color" officeooo:rsid="007e66a7"/>
    </style:style>
    <style:style style:name="T57" style:family="text">
      <style:text-properties style:text-underline-style="solid" style:text-underline-width="auto" style:text-underline-color="font-color" officeooo:rsid="0089ca3d"/>
    </style:style>
    <style:style style:name="T58" style:family="text">
      <style:text-properties style:text-underline-style="solid" style:text-underline-width="auto" style:text-underline-color="font-color" officeooo:rsid="00bfe021"/>
    </style:style>
    <style:style style:name="T59" style:family="text">
      <style:text-properties style:text-underline-style="solid" style:text-underline-width="auto" style:text-underline-color="font-color" officeooo:rsid="00c2e138"/>
    </style:style>
    <style:style style:name="T60" style:family="text">
      <style:text-properties style:text-underline-style="solid" style:text-underline-width="auto" style:text-underline-color="font-color" officeooo:rsid="00c3b299"/>
    </style:style>
    <style:style style:name="T61" style:family="text">
      <style:text-properties officeooo:rsid="0036d419"/>
    </style:style>
    <style:style style:name="T62" style:family="text">
      <style:text-properties officeooo:rsid="003a9bc9"/>
    </style:style>
    <style:style style:name="T63" style:family="text">
      <style:text-properties officeooo:rsid="003f866a"/>
    </style:style>
    <style:style style:name="T64" style:family="text">
      <style:text-properties officeooo:rsid="003fe9be"/>
    </style:style>
    <style:style style:name="T65" style:family="text">
      <style:text-properties officeooo:rsid="00450073"/>
    </style:style>
    <style:style style:name="T66" style:family="text">
      <style:text-properties officeooo:rsid="004d84e8"/>
    </style:style>
    <style:style style:name="T67" style:family="text">
      <style:text-properties officeooo:rsid="0053b16a"/>
    </style:style>
    <style:style style:name="T68" style:family="text">
      <style:text-properties officeooo:rsid="0596facf"/>
    </style:style>
    <style:style style:name="T69" style:family="text">
      <style:text-properties officeooo:rsid="00547d30"/>
    </style:style>
    <style:style style:name="T70" style:family="text">
      <style:text-properties officeooo:rsid="005b1e17"/>
    </style:style>
    <style:style style:name="T71" style:family="text">
      <style:text-properties officeooo:rsid="005b605e"/>
    </style:style>
    <style:style style:name="T72" style:family="text">
      <style:text-properties officeooo:rsid="005c808a"/>
    </style:style>
    <style:style style:name="T73" style:family="text">
      <style:text-properties officeooo:rsid="005eca41"/>
    </style:style>
    <style:style style:name="T74" style:family="text">
      <style:text-properties officeooo:rsid="0060af6a"/>
    </style:style>
    <style:style style:name="T75" style:family="text">
      <style:text-properties officeooo:rsid="00637dea"/>
    </style:style>
    <style:style style:name="T76" style:family="text">
      <style:text-properties officeooo:rsid="0063a804"/>
    </style:style>
    <style:style style:name="T77" style:family="text">
      <style:text-properties officeooo:rsid="00640512"/>
    </style:style>
    <style:style style:name="T78" style:family="text">
      <style:text-properties officeooo:rsid="0065bac7"/>
    </style:style>
    <style:style style:name="T79" style:family="text">
      <style:text-properties officeooo:rsid="0065f20b"/>
    </style:style>
    <style:style style:name="T80" style:family="text">
      <style:text-properties officeooo:rsid="00698848"/>
    </style:style>
    <style:style style:name="T81" style:family="text">
      <style:text-properties officeooo:rsid="0073488f"/>
    </style:style>
    <style:style style:name="T82" style:family="text">
      <style:text-properties officeooo:rsid="007533cf"/>
    </style:style>
    <style:style style:name="T83" style:family="text">
      <style:text-properties officeooo:rsid="007876da"/>
    </style:style>
    <style:style style:name="T84" style:family="text">
      <style:text-properties officeooo:rsid="00794af0"/>
    </style:style>
    <style:style style:name="T85" style:family="text">
      <style:text-properties officeooo:rsid="007b1788"/>
    </style:style>
    <style:style style:name="T86" style:family="text">
      <style:text-properties officeooo:rsid="00845467"/>
    </style:style>
    <style:style style:name="T87" style:family="text">
      <style:text-properties officeooo:rsid="0084cb6b"/>
    </style:style>
    <style:style style:name="T88" style:family="text">
      <style:text-properties officeooo:rsid="00852f6f"/>
    </style:style>
    <style:style style:name="T89" style:family="text">
      <style:text-properties officeooo:rsid="0085c425"/>
    </style:style>
    <style:style style:name="T90" style:family="text">
      <style:text-properties officeooo:rsid="0088f87f"/>
    </style:style>
    <style:style style:name="T91" style:family="text">
      <style:text-properties officeooo:rsid="0089ca3d"/>
    </style:style>
    <style:style style:name="T92" style:family="text">
      <style:text-properties officeooo:rsid="0089df39"/>
    </style:style>
    <style:style style:name="T93" style:family="text">
      <style:text-properties officeooo:rsid="008b7634"/>
    </style:style>
    <style:style style:name="T94" style:family="text">
      <style:text-properties officeooo:rsid="008faae1"/>
    </style:style>
    <style:style style:name="T95" style:family="text">
      <style:text-properties officeooo:rsid="00944a52"/>
    </style:style>
    <style:style style:name="T96" style:family="text">
      <style:text-properties officeooo:rsid="00982d63"/>
    </style:style>
    <style:style style:name="T97" style:family="text">
      <style:text-properties officeooo:rsid="009b33ce"/>
    </style:style>
    <style:style style:name="T98" style:family="text">
      <style:text-properties officeooo:rsid="009e6943"/>
    </style:style>
    <style:style style:name="T99" style:family="text">
      <style:text-properties officeooo:rsid="00a478da"/>
    </style:style>
    <style:style style:name="T100" style:family="text">
      <style:text-properties officeooo:rsid="00a64baf"/>
    </style:style>
    <style:style style:name="T101" style:family="text">
      <style:text-properties officeooo:rsid="00a67cc8"/>
    </style:style>
    <style:style style:name="T102" style:family="text">
      <style:text-properties officeooo:rsid="00a6fdb9"/>
    </style:style>
    <style:style style:name="T103" style:family="text">
      <style:text-properties officeooo:rsid="00a94d18"/>
    </style:style>
    <style:style style:name="T104" style:family="text">
      <style:text-properties style:text-position="super 58%" style:font-name="Ubuntu Mono" fo:background-color="#dddddd" loext:char-shading-value="0"/>
    </style:style>
    <style:style style:name="T105" style:family="text">
      <style:text-properties officeooo:rsid="00ac4d03"/>
    </style:style>
    <style:style style:name="T106" style:family="text">
      <style:text-properties officeooo:rsid="00acabce"/>
    </style:style>
    <style:style style:name="T107" style:family="text">
      <style:text-properties officeooo:rsid="00b00863"/>
    </style:style>
    <style:style style:name="T108" style:family="text">
      <style:text-properties officeooo:rsid="00b4e34a"/>
    </style:style>
    <style:style style:name="T109" style:family="text">
      <style:text-properties officeooo:rsid="00bb37f6"/>
    </style:style>
    <style:style style:name="T110" style:family="text">
      <style:text-properties officeooo:rsid="00bc39cd"/>
    </style:style>
    <style:style style:name="T111" style:family="text">
      <style:text-properties officeooo:rsid="00bd1a31"/>
    </style:style>
    <style:style style:name="T112" style:family="text">
      <style:text-properties officeooo:rsid="00bdeb70"/>
    </style:style>
    <style:style style:name="T113" style:family="text">
      <style:text-properties officeooo:rsid="00c13157"/>
    </style:style>
    <style:style style:name="T114" style:family="text">
      <style:text-properties officeooo:rsid="00c2e138"/>
    </style:style>
    <style:style style:name="T115" style:family="text">
      <style:text-properties officeooo:rsid="00c3b299"/>
    </style:style>
    <style:style style:name="T116" style:family="text">
      <style:text-properties officeooo:rsid="00c707e5"/>
    </style:style>
    <style:style style:name="T117" style:family="text">
      <style:text-properties officeooo:rsid="00c91931"/>
    </style:style>
    <style:style style:name="T118" style:family="text">
      <style:text-properties officeooo:rsid="00c95cdf"/>
    </style:style>
    <style:style style:name="T119" style:family="text">
      <style:text-properties officeooo:rsid="00caee31"/>
    </style:style>
    <style:style style:name="T120" style:family="text">
      <style:text-properties officeooo:rsid="00cb0eaf"/>
    </style:style>
    <style:style style:name="T121" style:family="text">
      <style:text-properties officeooo:rsid="00cc63c3"/>
    </style:style>
    <style:style style:name="T122" style:family="text">
      <style:text-properties officeooo:rsid="00ceea91"/>
    </style:style>
    <style:style style:name="T123" style:family="text">
      <style:text-properties officeooo:rsid="00d180de"/>
    </style:style>
    <style:style style:name="T124" style:family="text">
      <style:text-properties officeooo:rsid="00d269c3"/>
    </style:style>
    <style:style style:name="T125" style:family="text">
      <style:text-properties officeooo:rsid="00d3ad73"/>
    </style:style>
    <style:style style:name="T126" style:family="text">
      <style:text-properties officeooo:rsid="00d925fe"/>
    </style:style>
    <style:style style:name="T127" style:family="text">
      <style:text-properties officeooo:rsid="00db2539"/>
    </style:style>
    <style:style style:name="T128" style:family="text">
      <style:text-properties officeooo:rsid="00db3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102">v.1.43</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6">player</text:span> is in control of an imaginary <text:span text:style-name="T43">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5">When a <text:span text:style-name="T42">CHR's</text:span> ability must be tested, <text:span text:style-name="T122">describe the actions dramatically then </text:span>roll <text:span text:style-name="T27">1d6-1d6</text:span> and apply the result to the trait being tested. This is known as a <text:span text:style-name="T2">Standard Roll</text:span> <text:span text:style-name="T86">or just “Roll”</text:span>.</text:p>
      <text:h text:style-name="P56" text:outline-level="2">Character Creation</text:h>
      <text:p text:style-name="P6">1. <text:span text:style-name="T44">Write down the PC's seven </text:span><text:span text:style-name="T6">Primary Traits</text:span><text:span text:style-name="T44">: </text:span><text:span text:style-name="T6">Strength</text:span><text:span text:style-name="T44"> (</text:span><text:span text:style-name="T6">STR</text:span><text:span text:style-name="T44">), </text:span><text:span text:style-name="T6">Perception</text:span><text:span text:style-name="T44"> (</text:span><text:span text:style-name="T6">PER</text:span><text:span text:style-name="T44">), </text:span><text:span text:style-name="T6">Intelligence</text:span><text:span text:style-name="T44"> (</text:span><text:span text:style-name="T6">INT</text:span><text:span text:style-name="T44">), </text:span><text:span text:style-name="T6">Dexterity</text:span><text:span text:style-name="T44"> (</text:span><text:span text:style-name="T6">DEX</text:span><text:span text:style-name="T44">), </text:span><text:span text:style-name="T6">Vitality</text:span><text:span text:style-name="T44"> (</text:span><text:span text:style-name="T6">VIT</text:span><text:span text:style-name="T44">), </text:span><text:span text:style-name="T6">Charisma</text:span><text:span text:style-name="T44"> (</text:span><text:span text:style-name="T6">CHA</text:span><text:span text:style-name="T44">) and </text:span><text:span text:style-name="T6">Magic</text:span><text:span text:style-name="T44"> (</text:span><text:span text:style-name="T6">MAG</text:span><text:span text:style-name="T44">).</text:span></text:p>
      <text:p text:style-name="P8">2. Write down the <text:span text:style-name="T46">PC</text:span>'s 12 <text:span text:style-name="T2">Secondary Traits</text:span>. <text:span text:style-name="T45">Each secondary trait is based off one primary trait: </text:span><text:span text:style-name="T7">Health Points</text:span><text:span text:style-name="T45"> (</text:span><text:span text:style-name="T7">HP</text:span><text:span text:style-name="T45">) = VIT. </text:span><text:span text:style-name="T7">Stamina Points</text:span><text:span text:style-name="T45"> (</text:span><text:span text:style-name="T7">SP</text:span><text:span text:style-name="T45">) = VIT. </text:span><text:span text:style-name="T7">Skills</text:span><text:span text:style-name="T45"> (</text:span><text:span text:style-name="T7">SKL</text:span><text:span text:style-name="T45">) = INT. </text:span><text:span text:style-name="T7">Language Points</text:span><text:span text:style-name="T45"> (</text:span><text:span text:style-name="T7">LP</text:span><text:span text:style-name="T45">) = INT. </text:span><text:span text:style-name="T7">Fortitude Save</text:span><text:span text:style-name="T45"> = VIT. </text:span><text:span text:style-name="T7">Reflex Save</text:span><text:span text:style-name="T45"> = DEX. </text:span><text:span text:style-name="T7">Will Save</text:span><text:span text:style-name="T45"> = INT. </text:span><text:span text:style-name="T7">Melee Attack</text:span><text:span text:style-name="T45"> (</text:span><text:span text:style-name="T7">MA</text:span><text:span text:style-name="T45">) = STR + </text:span><text:span text:style-name="T7">Weapon Damage</text:span><text:span text:style-name="T45"> (</text:span><text:span text:style-name="T7">WD</text:span><text:span text:style-name="T45">). </text:span><text:span text:style-name="T7">Ranged Attack</text:span><text:span text:style-name="T45"> (</text:span><text:span text:style-name="T7">RA</text:span><text:span text:style-name="T45">) = PER + WD. </text:span><text:span text:style-name="T7">Unarmed Attack</text:span><text:span text:style-name="T45"> (</text:span><text:span text:style-name="T7">UA</text:span><text:span text:style-name="T45">) = DEX. </text:span><text:span text:style-name="T7">Defense</text:span><text:span text:style-name="T45"> (</text:span><text:span text:style-name="T7">DFS</text:span><text:span text:style-name="T45">) = DEX + </text:span><text:span text:style-name="T7">Armor Toughness</text:span><text:span text:style-name="T45"> (</text:span><text:span text:style-name="T7">AT</text:span><text:span text:style-name="T45">). </text:span><text:span text:style-name="T7">Mana Points</text:span><text:span text:style-name="T45"> (</text:span><text:span text:style-name="T7">MP</text:span><text:span text:style-name="T45">) &amp; </text:span><text:span text:style-name="T7">Psionics Points</text:span><text:span text:style-name="T45"> (</text:span><text:span text:style-name="T7">PSI</text:span><text:span text:style-name="T45">) = MAG (see the “magic” sheet).</text:span></text:p>
      <text:p text:style-name="P9">3. Choose an <text:span text:style-name="T2">Archetype</text:span> (<text:span text:style-name="T2">ARC</text:span>) and write down <text:span text:style-name="T82">all</text:span> bonuses <text:span text:style-name="T82">and deteriments</text:span>. <text:span text:style-name="T49">Treat missing primary traits as 0. </text:span>Optionally, you ma<text:span text:style-name="T87">y</text:span> <text:span text:style-name="T2">Dual Arch</text:span> by choosing two ARCs, halving all bonuses &amp; penalties <text:span text:style-name="T92">(rounding down) </text:span>and combining the stats together. For mutually-exclusive stats, always choose the more restrictive of the two.</text:p>
      <text:p text:style-name="P14">4. <text:span text:style-name="T61">Choose a race or species, pick a number of feats as allowed by the ARC chosen and record all +/- modifiers.</text:span></text:p>
      <text:p text:style-name="P15"><text:span text:style-name="T86">5</text:span>. Add <text:span text:style-name="T86">3</text:span>d6 <text:span text:style-name="T2">Character Points</text:span> (<text:span text:style-name="T2">CP</text:span>) to any of the <text:span text:style-name="T95">primary traits</text:span> in any order. <text:span text:style-name="T62">N</text:span>o <text:span text:style-name="T95">primary trait may have</text:span> less than 1 CP (<text:span text:style-name="T62">MAG</text:span> ex<text:span text:style-name="T62">empt</text:span>) or <text:span text:style-name="T62">greater</text:span> than 10 CP.</text:p>
      <text:p text:style-name="P16"><text:span text:style-name="T86">6</text:span>. <text:span text:style-name="T65">Start with 3d6 money. Buy weapons, armor &amp; equipment.</text:span></text:p>
      <text:p text:style-name="P33"><text:span text:style-name="T86">7</text:span>. <text:span text:style-name="T124">Think</text:span> up a <text:span text:style-name="T86">PC</text:span> name, background, profession and personality.</text:p>
      <text:h text:style-name="P57" text:outline-level="2">Archetypes</text:h>
      <text:p text:style-name="P9"><text:span text:style-name="T50">ARCANIST</text:span>: PER 2, INT 6, CHA 4, MAG 8, 5 <text:span text:style-name="T107">Feats</text:span>, <text:span text:style-name="T2">Movement Points</text:span> (<text:span text:style-name="T2">MV</text:span>) 7, <text:span text:style-name="T49">+</text:span>2 <text:span text:style-name="T49">SKL</text:span> (INT), 1d6-1 HP per <text:span text:style-name="T8">Level</text:span><text:span text:style-name="T47"> (</text:span><text:span text:style-name="T8">LVL</text:span><text:span text:style-name="T47">)</text:span>.</text:p>
      <text:p text:style-name="P10"><text:span text:style-name="T50">FIGHTER</text:span> – STR 6, INT 2, DEX 8, VIT 4, 4 <text:span text:style-name="T107">Feats</text:span>, <text:span text:style-name="T48">MV 6,</text:span> 1d6+1 HP per <text:span text:style-name="T48">LVL</text:span>.</text:p>
      <text:p text:style-name="P11"><text:span text:style-name="T50">HEALER</text:span> – STR 4, PER 2, CHA 6, VIT 8, 4 <text:span text:style-name="T107">Feats</text:span>, MV <text:span text:style-name="T49">5</text:span>, 1d6+1 HP per LVL.</text:p>
      <text:p text:style-name="P12"><text:span text:style-name="T50">LEADER</text:span> – PER 4, INT 6, CHA 8, VIT 2, 4 <text:span text:style-name="T107">Feats</text:span>, MV 6, +1 SKL (INT), 1d6-1 HP per LVL.</text:p>
      <text:p text:style-name="P38"><text:span text:style-name="T50">MARKSMAN</text:span> – PER 8, INT 4, DEX 6, CHA 2, 3 <text:span text:style-name="T107">Feats</text:span>, MV 8, 1d6 HP per LVL, +1 <text:span text:style-name="T2">Power Point</text:span> (<text:span text:style-name="T2">PP</text:span>) per <text:span text:style-name="T18">Attack</text:span><text:span text:style-name="T83"> (</text:span><text:span text:style-name="T18">ATK</text:span><text:span text:style-name="T83">)</text:span>.</text:p>
      <text:p text:style-name="P39"><text:span text:style-name="T50">SCOUT</text:span> – STR 2, PER 6, INT 8, DEX 4, 5 <text:span text:style-name="T107">Feat</text:span>s, MV 7, 1d6 HP per LVL. -1 SKL (STR), -1 PP <text:span text:style-name="T83">per ATK</text:span>, -1 SP.</text:p>
      <text:p text:style-name="P13"><text:span text:style-name="T50">WARRIOR</text:span> – STR 8, DEX 2, CHA 4, VIT 6, MV 5, 1d6+2 HP per LVL, +1 F<text:span text:style-name="T103">ortitude</text:span>.</text:p>
      <text:h text:style-name="P57" text:outline-level="2">Races &amp; Species</text:h>
      <text:p text:style-name="P40"><text:span text:style-name="T50">DWARF</text:span> – <text:span text:style-name="T63">Size: Small. Feats: Heat Vision, Poison Resistance, Dark Vision, Improved Climb, Fear Resistance. +4 SKL (STR), +1 Will.</text:span></text:p>
      <text:p text:style-name="P40"><text:span text:style-name="T50">ELF</text:span> – <text:span text:style-name="T64">Size: Medium, Feats: Magic Resistance, Heat Vision, Improved Listen, Sprint, Illusion Resistance. +3 SKL (DEX), +2 LP (Dwarf), +2 LP (Hobgoblin). -2 SKL (STR).</text:span></text:p>
      <text:p text:style-name="P41"><text:span text:style-name="T50">HUMAN</text:span> – Size: Medium. Feats: Sprint, Improved Jump, Improved Climb, Improved Swim, Fear Resistance. +1 SKL (STR), +3 LP (Any), +1 <text:span text:style-name="T101">W</text:span>ill.</text:p>
      <text:p text:style-name="P42"><text:span text:style-name="T58">KLANGON</text:span> – Size: <text:span text:style-name="T113">Large</text:span>. Feats: Sprint, Improved Jump, <text:span text:style-name="T113">Dark Vision</text:span>, Fear Resistance, <text:span text:style-name="T113">Improved Climb</text:span>. +<text:span text:style-name="T113">3</text:span> <text:span text:style-name="T113">LP</text:span> (<text:span text:style-name="T113">Megalisk</text:span>), +<text:span text:style-name="T113">2</text:span> <text:span text:style-name="T113">SKL</text:span> (<text:span text:style-name="T113">STR</text:span>), +1 <text:span text:style-name="T113">SKL (PER)</text:span>. -<text:span text:style-name="T113">1 Reflex.</text:span></text:p>
      <text:p text:style-name="P43"><text:span text:style-name="T59">VULTAN</text:span> – Size: <text:span text:style-name="T114">Medium</text:span>. Feats: <text:span text:style-name="T114">Psionics Resistance, Heal Self, Heat Vision, Illusion Resistance, Improved Listen</text:span>. +<text:span text:style-name="T114">5 SKL (CHA).</text:span></text:p>
      <text:h text:style-name="P58" text:outline-level="2">Feats</text:h>
      <text:p text:style-name="P45"><text:span text:style-name="T50">DARK VISION</text:span> – Can see in “no illumination” environments as if in “partial illumination” environments–up to 6 spaces away. Cannot see color when using this ability.</text:p>
      <text:p text:style-name="P48"><text:span text:style-name="T50">FEAR RESISTANCE</text:span> – +2 <text:span text:style-name="T123">W</text:span>ill vs fear &amp; charm.</text:p>
      <text:p text:style-name="P53"><text:span text:style-name="T50">HEAL SELF</text:span> – Once per day, you may spend a full-turn action to heal a number of HP equal to the CHR's LVL.</text:p>
      <text:p text:style-name="P45"><text:span text:style-name="T50">HEAT VISION</text:span> – Can see bodies of heat in “partial illumination” and “no illumination” environments up to 6 spaces away. Cannot be used to detect cold blooded <text:span text:style-name="T84">CHRs</text:span>.</text:p>
      <text:p text:style-name="P49"><text:span text:style-name="T50">I</text:span><text:span text:style-name="T60">LLUSION RESISTANCE</text:span> – <text:span text:style-name="T115">+1 to skill tests, saves and DFS vs illusions and illusionary effects.</text:span></text:p>
      <text:p text:style-name="P47"><text:span text:style-name="T50">IMPROVED CLIMB</text:span> – +2 to climb skill tests and MV when traveling through vertical terrain.</text:p>
      <text:p text:style-name="P50"><text:span text:style-name="T50">IMPROVED JUMP</text:span> – <text:span text:style-name="T66">+2 to jump skill tests and jump distances.</text:span></text:p>
      <text:p text:style-name="P49"><text:span text:style-name="T50">IMPROVED </text:span><text:span text:style-name="T51">LISTEN</text:span> – <text:span text:style-name="T68">+2 to listen skill tests and listen distances.</text:span></text:p>
      <text:p text:style-name="P51"><text:span text:style-name="T50">IMPROVED SWIM</text:span> – +2 to swim tests and MV when traveling through water terrain.</text:p>
      <text:p text:style-name="P45"><text:span text:style-name="T50">MAGIC RESISTANCE</text:span> – <text:span text:style-name="T67">Immunity to paralysis, +2 Will vs sleep &amp; magic spells.</text:span></text:p>
      <text:p text:style-name="P46"><text:span text:style-name="T50">POISON RESISTANCE</text:span> – Immunity to disease, +1 fortitude vs poison &amp; paralysis.</text:p>
      <text:p text:style-name="P52"><text:span text:style-name="T50">PSIONICS RESISTANCE</text:span> – Immunity to ESP, +2 <text:span text:style-name="T116">Will</text:span> vs charm &amp; psionics.</text:p>
      <text:p text:style-name="P44"><text:span text:style-name="T50">SPRINT</text:span> – Spend 1 SP to gain twice the number of remaining MV until <text:span text:style-name="T19">End of Turn</text:span><text:span text:style-name="T108"> (</text:span><text:span text:style-name="T19">EOT</text:span><text:span text:style-name="T108">)</text:span>.</text:p>
      <text:h text:style-name="P59" text:outline-level="2">Experience Levels</text:h>
      <text:p text:style-name="P17">Every <text:span text:style-name="T86">PC</text:span> starts at LVL 0. As CHRs collect <text:span text:style-name="T2">Experience Points</text:span> (<text:span text:style-name="T2">XP</text:span>), they may reach a new <text:span text:style-name="T79">LVL</text:span> <text:span text:style-name="T69">after collecting</text:span> <text:span text:style-name="T31">New L</text:span><text:span text:style-name="T30">VL</text:span><text:span text:style-name="T104">2</text:span><text:span text:style-name="T27"> x </text:span><text:span text:style-name="T28">500</text:span> <text:span text:style-name="T126">XP</text:span>. Once a new LVL is earned, each CHR <text:span text:style-name="T127">gains</text:span> a number of <text:span text:style-name="T69">extra</text:span> HP <text:span text:style-name="T69">(according to their chosen</text:span> ARC<text:span text:style-name="T69">)</text:span>, 1d6 extra SKL, and can cast MAG <text:span text:style-name="T125">of the same tier or lower as their new LVL.</text:span></text:p>
      <text:h text:style-name="P60"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6">t</text:span><text:span text:style-name="T24">ime</text:span><text:span text:style-name="T2"> Intervals</text:span>: <text:span text:style-name="T2">Tactical Time</text:span> and <text:span text:style-name="T2">Cautious Time</text:span>. When in <text:span text:style-name="T2">Combat</text:span>, time slows to <text:span text:style-name="T94">tactical time</text:span> where each <text:span text:style-name="T89">interval</text:span> represents 6 seconds. Outside of <text:span text:style-name="T89">combat</text:span>, time speeds up to <text:span text:style-name="T94">cautious time</text:span> where each <text:span text:style-name="T89">interval</text:span> represents 1 minute.</text:p>
      <text:h text:style-name="P60" text:outline-level="2">Movement</text:h>
      <text:p text:style-name="P18">A CHR may move a number of space<text:span text:style-name="T89">s</text:span> equal to their MV <text:span text:style-name="T84">per action </text:span>during <text:span text:style-name="T99">tac</text:span><text:soft-page-break/><text:span text:style-name="T99">tical time</text:span>. During <text:span text:style-name="T99">cautious time</text:span>, CHRs may move a number of space<text:span text:style-name="T119">s</text:span> equal to <text:span text:style-name="T29">MV</text:span><text:span text:style-name="T27"> x </text:span><text:span text:style-name="T29">2</text:span>. CHRs may spend 1 SP to gain +1 MV <text:span text:style-name="T120">until EOT</text:span>. CHRs may not spend SP this way if they have 0 or less SP. <text:span text:style-name="T21">Easy </text:span><text:span text:style-name="T22">T</text:span><text:span text:style-name="T21">errain</text:span><text:span text:style-name="T128"> costs 1 MV, </text:span><text:span text:style-name="T21">Moderate Terrain</text:span><text:span text:style-name="T128"> costs 2 MV and </text:span><text:span text:style-name="T21">Difficult Terrain</text:span><text:span text:style-name="T128"> costs 3 MV (per space entered).</text:span></text:p>
      <text:h text:style-name="P60" text:outline-level="2">Rest &amp; Recuperation</text:h>
      <text:p text:style-name="P18">For a CHR to be considered resting, they cannot engage in any strenuous activities (such as <text:span text:style-name="T89">combat</text:span>) or carry, li<text:span text:style-name="T93">ft</text:span> or move any objects that are heavy.</text:p>
      <text:p text:style-name="P18"><text:span text:style-name="T50">SLEEP</text:span> – CHRs must sleep for 8 hours each day or suffer 1 <text:span text:style-name="T2">Exhaustion Counter</text:span>. CHRs will suffer an additional <text:span text:style-name="T90">exhaustion counter</text:span> for every 4 hours more of sleep they've been deprived. For every 8 hours a CHR sleeps, they lose 1 <text:span text:style-name="T90">exhaustion counter</text:span>.</text:p>
      <text:p text:style-name="P19"><text:span text:style-name="T50">SHORT REST</text:span> – For every <text:span text:style-name="T85">1 </text:span>hour a CHR rests, they recover 1 SP.</text:p>
      <text:p text:style-name="P19"><text:span text:style-name="T50">NATURAL HEALING</text:span> – CHRs regain a number of lost <text:span text:style-name="T27">HP = LVL</text:span> per day (minimum ½ HP), or <text:span text:style-name="T27">2 x LVL</text:span> per day if the CHR rested for an entire day.</text:p>
      <text:h text:style-name="P61" text:outline-level="2">Light &amp; Vision</text:h>
      <text:p text:style-name="P21"><text:span text:style-name="T50">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6">CHRs suffer a </text:span><text:span text:style-name="T16">Blind Counter</text:span><text:span text:style-name="T96"> to anything in NI. CHRs suffer a </text:span><text:span text:style-name="T16">Partial Blind Counter</text:span><text:span text:style-name="T96"> to anything in </text:span>PI.</text:p>
      <text:p text:style-name="P22"><text:span text:style-name="T50">LINE OF SIGHT</text:span> – <text:span text:style-name="T72">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3">When a CHR's HP is 0 or less, the CHR is dead. The total number of XP of the dead PC should be reduced by 10% (rounded down), then transferred to the <text:span text:style-name="T86">player</text:span>'s new CHR.</text:p>
      <text:h text:style-name="P63" text:outline-level="2">Common Character Actions</text:h>
      <text:p text:style-name="P37"><text:span text:style-name="T50">SKILL TESTS</text:span> – <text:span text:style-name="T73">Whenever the GM feels a CHR's ability to complete an action is uncertain they will have the player roll and apply the result to an appropriate primary trait for the skill type tested. </text:span><text:span text:style-name="T40">If the total is 5 or higher, the </text:span><text:span text:style-name="T23">Skill Test</text:span><text:span text:style-name="T40"> is successful</text:span><text:span text:style-name="T73">.</text:span></text:p>
      <text:p text:style-name="P54"><text:span text:style-name="T50">COMPREHEND LANGUAGE</text:span> – If a CHR wishes to listen, speak, write or read a <text:span text:style-name="T2">Language</text:span> (<text:span text:style-name="T2">LANG</text:span>), they may <text:span text:style-name="T87">roll</text:span> and apply the result to the number of LP they have for that LANG. <text:span text:style-name="T39">If the total is 5 or higher, the LANG test is successful</text:span>.</text:p>
      <text:p text:style-name="P25"><text:span text:style-name="T50">SAVE SELF</text:span> – If something challenges a CHR's fortitude, reflex or will, they may make a <text:span text:style-name="T86">fortitude, reflex or will save</text:span> (respectively). <text:span text:style-name="T86">Roll</text:span> and apply the result to the save. <text:span text:style-name="T39">If the total is 5 or higher, </text:span><text:span text:style-name="T41">negate the effect or </text:span><text:span text:style-name="T39">reduce any DMG by half</text:span>.</text:p>
      <text:p text:style-name="P20"><text:span text:style-name="T52">FALLING</text:span><text:span text:style-name="T71"> – </text:span>A CHR suffers 1 DMG for every space fallen <text:span text:style-name="T117">(</text:span>up to a maximum of 50 DMG<text:span text:style-name="T117">)</text:span>.</text:p>
      <text:p text:style-name="P20"><text:span text:style-name="T52">CRUSHING OBJECTS</text:span><text:span text:style-name="T71"> – </text:span>Falling objects deal a number of DMG equal to their weight <text:span text:style-name="T70">(in kilograms) </text:span>to any unfortunate victims they hit. If the object falls less than 3 spaces, it deals ½ DMG. CHRs who succeed at a <text:span text:style-name="T118">reflex save</text:span> can reduce the DMG suffered by half.</text:p>
      <text:h text:style-name="P64" text:outline-level="2">Combat</text:h>
      <text:p text:style-name="P24"><text:span text:style-name="T56">A. </text:span><text:span text:style-name="T53">SURPRISE &amp; INITIATIVE</text:span><text:span text:style-name="T74"> – </text:span>At the start of <text:span text:style-name="T89">combat, the closest CHR to an enemy NPC must make a PER skill test. The CHR with the highest PER test result gains </text:span><text:span text:style-name="T9">Initiative</text:span><text:span text:style-name="T74">. NPCs make this test once per race or species type. If any party's PER test result is 5 or more points below the winning party, they are surprised for one </text:span><text:span text:style-name="T9">Turn</text:span><text:span text:style-name="T74"> and cannot perform any </text:span><text:span text:style-name="T9">Action</text:span><text:span text:style-name="T10">s</text:span><text:span text:style-name="T74">.</text:span></text:p>
      <text:p text:style-name="P30"><text:span text:style-name="T56">B. </text:span><text:span text:style-name="T50">DECLARE ACT</text:span><text:span text:style-name="T57">IONS</text:span> – Before <text:span text:style-name="T75">CHRs</text:span> in the PC's <text:span text:style-name="T91">party</text:span> can perform an<text:span text:style-name="T76">y</text:span> <text:span text:style-name="T91">actions</text:span>, the <text:span text:style-name="T86">player</text:span>s must declare the <text:span text:style-name="T91">action</text:span>s <text:span text:style-name="T100">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1">longer</text:span> amounts of time to perform. <text:span text:style-name="T105">Each action type</text:span> require<text:span text:style-name="T105">s</text:span> <text:span text:style-name="T101">specific</text:span> <text:span text:style-name="T77">amounts of time</text:span> to perform <text:span text:style-name="T101">(</text:span>depending on the <text:span text:style-name="T101">action).</text:span> <text:span text:style-name="T105">B</text:span>oth ATKs and <text:span text:style-name="T78">moving a number of spaces up to a CHR's</text:span> <text:span text:style-name="T77">MV</text:span> <text:span text:style-name="T77">are </text:span>considered <text:span text:style-name="T91">standard actions</text:span>.</text:p>
      <text:p text:style-name="P29"><text:span text:style-name="T56">C. </text:span><text:span text:style-name="T50">PERFORM ACT</text:span><text:span text:style-name="T57">IONS</text:span> – <text:span text:style-name="T106">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50">MELEE ATTACKS</text:span> – <text:span text:style-name="T78">Any CHR with a </text:span><text:span text:style-name="T11">Melee Weapon</text:span><text:span text:style-name="T78"> (</text:span><text:span text:style-name="T11">MW</text:span><text:span text:style-name="T78">) may MA an adjacent CHR. The success or failure of a MA is determined by </text:span><text:span text:style-name="T32">STR + WD </text:span><text:span text:style-name="T33">+ </text:span><text:span text:style-name="T37">ROL</text:span><text:span text:style-name="T38">L</text:span><text:span text:style-name="T78">. For every 1 point the ATK is over the </text:span><text:span text:style-name="T11">Defender's</text:span><text:span text:style-name="T78"> DFS, 1 DMG is inflicted.</text:span></text:p>
      <text:p text:style-name="P27"><text:span text:style-name="T54">RANGED</text:span><text:span text:style-name="T50"> ATTACKS</text:span> – <text:span text:style-name="T78">Any CHR with a </text:span><text:span text:style-name="T11">Ranged Weapon</text:span><text:span text:style-name="T78"> (</text:span><text:span text:style-name="T11">RW</text:span><text:span text:style-name="T78">) may RA a CHR in LOS. <text:s/>The success or failure of a RA is determined by </text:span><text:span text:style-name="T32">PER + WD </text:span><text:span text:style-name="T35">+ </text:span><text:span text:style-name="T37">ROLL</text:span><text:span text:style-name="T78">. For every +1 from the roll, add +1 to the ATK's </text:span><text:span text:style-name="T11">Range</text:span><text:span text:style-name="T78"> distance. For every -1 from the roll, subtract -1 range for the ATK. For every 1 point the ATK is over the d</text:span><text:span text:style-name="T25">efender's</text:span><text:span text:style-name="T78"> DFS, 1 DMG is inflicted.</text:span></text:p>
      <text:p text:style-name="P31"><text:span text:style-name="T54">UNARMED</text:span><text:span text:style-name="T50"> ATTACKS</text:span> – <text:span text:style-name="T80">Any CHR may UA an adjacent CHR. The success or failure of an UA is determined by </text:span><text:span text:style-name="T34">DEX </text:span><text:span text:style-name="T36">+ </text:span><text:span text:style-name="T37">ROLL</text:span><text:span text:style-name="T80">. The </text:span><text:span text:style-name="T12">Attacker</text:span><text:span text:style-name="T80">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5">efender's</text:span><text:span text:style-name="T78"> DFS, 1 DMG is inflicted.</text:span></text:p>
      <text:p text:style-name="P28"><text:span text:style-name="T55">WRESTLING</text:span> – <text:span text:style-name="T80">A CHR may </text:span><text:span text:style-name="T12">Wrestle</text:span><text:span text:style-name="T80"> an adjacent CHR. Wrestling is performed the same as an UA but with no kick or strike effects. Both the attacker and defender have four </text:span><text:span text:style-name="T12">Wrestling Statuses</text:span><text:span text:style-name="T80">: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50">POWER POINTS</text:span> – For every +1 from a<text:span text:style-name="T109">n ATK</text:span> <text:span text:style-name="T87">roll</text:span>, that CHR <text:span text:style-name="T127">gains</text:span> <text:span text:style-name="T121">+</text:span>1 <text:span text:style-name="T121">PP</text:span> until <text:span text:style-name="T108">EOT</text:span>. PP can be spent on item and equipment <text:span text:style-name="T2">Abilities</text:span> <text:span text:style-name="T98">(</text:span>see the equipment sheet<text:span text:style-name="T98">)</text:span>.</text:p>
      <text:p text:style-name="P35"><text:span text:style-name="T50">DEFENSIVE COVER</text:span> – There are three types of cover that a CHR can use to shield themselves from an ATK: <text:span text:style-name="T15">Full Cover</text:span> blocks line of sight, <text:span text:style-name="T15">Partial Cover</text:span> provides +2 DFS to the <text:span text:style-name="T97">defender</text:span> and <text:span text:style-name="T2">No Cover</text:span> provides no <text:span text:style-name="T110">effects</text:span>.</text:p>
      <text:h text:style-name="P65" text:outline-level="2">Con<text:span text:style-name="T87">d</text:span>itions</text:h>
      <text:p text:style-name="P36"><text:span text:style-name="T50">BLIND</text:span> – If “Partial Blind”: You suffer -2 to ATK and DFS. Otherwise: You suffer -4 to ATK and DFS.</text:p>
      <text:p text:style-name="P32"><text:span text:style-name="T50">EXHAUSTION</text:span> – You suffer -1 SP and -1 to all <text:span text:style-name="T87">rolls</text:span> for every <text:span text:style-name="T90">exhaustion counter</text:span>. <text:span text:style-name="T90">REST 1 DAY</text:span>: Remove 1 <text:span text:style-name="T90">exhaustion counter</text:span>.</text:p>
      <text:p text:style-name="P32"><text:span text:style-name="T50">POISONED</text:span> – EVERY <text:span text:style-name="T88">TURN</text:span>: Make a F<text:span text:style-name="T103">ortitude Save</text:span>: If successful, remove 1 <text:span text:style-name="T2">Poison Counter</text:span>. If failed, you die.</text:p>
      <text:p text:style-name="P32"><text:span text:style-name="T50">BLEED</text:span> – EVERY MINUTE: Make a F<text:span text:style-name="T103">ortitude Save</text:span> for every <text:span text:style-name="T2">Bleed Counte</text:span><text:span text:style-name="T14">r</text:span>: If successful, remove 1 <text:span text:style-name="T111">bleed counter</text:span>. If failed, suffer -1 HP.</text:p>
      <text:p text:style-name="P32"><text:span text:style-name="T50">CONFUSE</text:span> – EVERY TURN: Make a W<text:span text:style-name="T103">ill Save</text:span>: If successful, remove 1 <text:span text:style-name="T2">Confuse Counter</text:span>. If failed, <text:span text:style-name="T112">suffer </text:span>-3 to all <text:span text:style-name="T112">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1-24T10:53:32.109134108</dc:date>
    <meta:editing-duration>PT20H37M39S</meta:editing-duration>
    <meta:editing-cycles>200</meta:editing-cycles>
    <meta:generator>LibreOffice/4.3.5.2$Linux_X86_64 LibreOffice_project/430m0$Build-2</meta:generator>
    <meta:document-statistic meta:table-count="0" meta:image-count="0" meta:object-count="0" meta:page-count="2" meta:paragraph-count="81" meta:word-count="2139" meta:character-count="11722" meta:non-whitespace-character-count="9614"/>
  </office:meta>
</office:document-meta>
</file>